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12.222cm"/>
    </style:style>
    <style:style style:name="co6" style:family="table-column">
      <style:table-column-properties fo:break-before="auto" style:column-width="13.739cm"/>
    </style:style>
    <style:style style:name="co7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2ステージ　自然なコードで表現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1　可変長の引数（順伝播編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1.1　Functionクラスの修正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1.2　Add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2　可変長の引数（改善編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1　1つ目の改善：関数を使いやすく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2　2つ目の改善：関数を実装しやすく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3　add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3　可変長の引数（逆伝播編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3.1　可変長引数に対応したAddクラスの逆伝播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3.2　Variableクラスの修正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4">
          <table:table-cell office:value-type="string" calcext:value-type="string">
            <text:p><text:s text:c="8"/>13.3　Squar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4　同じ変数を繰り返し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4.1　問題の原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4.2　解決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4.3　微分をリセットす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5　複雑な計算グラフ（理論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5.1　逆伝播の正しい順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5.2　現状のDeZ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5.3　関数の優先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6　複雑な計算グラフ（実装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6.1　世代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6.2　世代順に取り出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6.3　Variableクラスのbackw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6.4　動作確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7　メモリ管理と循環参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1　メモリ管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2　参照カウント方式のメモリ管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3　循環参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8　メモリ使用量を減らす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1　不要な微分は保持しな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2　Functionクラスの復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3　Configクラスによる切り替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4　モードを切り替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5　with文による切り替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9　変数を使いやす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9.1　変数に名前を付け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9.2　ndarrayのインスタンス変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9.3　len関数とprint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0　演算子のオーバーロード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0.1　Mul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0.2　演算子のオーバーロ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1　演算子のオーバーロード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1　ndarrayと一緒に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2　floatやintと一緒に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3　問題点1：左項がfloatやintの場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4　問題点2：左項がndarrayインスタンスの場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2　演算子のオーバーロード（3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1　負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2　引き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3　割り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4　累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3　パッケージとしてまとめ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3.1　ファイル構成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3.2　コアクラスへの移し替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3.3　演算子のオーバーロ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3.4　実際の__init__.pyファイ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3.5　dezeroのインポー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4　複雑な関数の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4.1　Sphere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4.2　matyas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4.3　Goldstein-Price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コラム　：Define-by-Run</text:p>
          </table:table-cell>
          <table:table-cell table:number-columns-repeated="2"/>
        </table:table-row>
      </table:table>
      <table:table table:name="第3ステージ" table:style-name="ta1">
        <table:table-column table:style-name="co5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25　計算グラフの可視化（1）</text:p>
          </table:table-cell>
          <table:table-cell/>
        </table:table-row>
        <table:table-row table:style-name="ro1">
          <table:table-cell office:value-type="string" calcext:value-type="string">
            <text:p><text:s text:c="8"/>25.1　Graphvizのインストール</text:p>
          </table:table-cell>
          <table:table-cell/>
        </table:table-row>
        <table:table-row table:style-name="ro1">
          <table:table-cell office:value-type="string" calcext:value-type="string">
            <text:p><text:s text:c="8"/>25.2　DOT言語でグラフを書く</text:p>
          </table:table-cell>
          <table:table-cell/>
        </table:table-row>
        <table:table-row table:style-name="ro1">
          <table:table-cell office:value-type="string" calcext:value-type="string">
            <text:p><text:s text:c="8"/>25.3　ノードの属性を指定する</text:p>
          </table:table-cell>
          <table:table-cell/>
        </table:table-row>
        <table:table-row table:style-name="ro1">
          <table:table-cell office:value-type="string" calcext:value-type="string">
            <text:p><text:s text:c="8"/>25.4　ノードを結ぶ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  <table:table-cell/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/>
        </table:table-row>
        <table:table-row table:style-name="ro1">
          <table:table-cell office:value-type="string" calcext:value-type="string">
            <text:p><text:s text:c="8"/>26.4　動作確認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/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/>
        </table:table-row>
        <table:table-row table:style-name="ro1">
          <table:table-cell office:value-type="string" calcext:value-type="string">
            <text:p><text:s text:c="8"/>32.4　__init__.pyの変更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3　ニュートン法を使った最適化（自動計算）</text:p>
          </table:table-cell>
          <table:table-cell/>
        </table:table-row>
        <table:table-row table:style-name="ro1">
          <table:table-cell office:value-type="string" calcext:value-type="string">
            <text:p><text:s text:c="8"/>33.1　2階微分を求める</text:p>
          </table:table-cell>
          <table:table-cell/>
        </table:table-row>
        <table:table-row table:style-name="ro1">
          <table:table-cell office:value-type="string" calcext:value-type="string">
            <text:p><text:s text:c="8"/>33.2　ニュートン法による最適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  <table:table-cell/>
        </table:table-row>
        <table:table-row table:style-name="ro1">
          <table:table-cell office:value-type="string" calcext:value-type="string">
            <text:p><text:s text:c="8"/>34.1　sin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4.2　cos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6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7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00/00/00</text:date>, <text:time style:data-style-name="N2" text:time-value="11:58:18.719574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18T14:30:34.089323837</dc:date>
    <meta:editing-duration>PT4H10S</meta:editing-duration>
    <meta:editing-cycles>17</meta:editing-cycles>
    <meta:document-statistic meta:table-count="6" meta:cell-count="338" meta:object-count="0"/>
    <meta:user-defined meta:name=""/>
  </office:meta>
</office:document-meta>
</file>